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400000484A805CA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33400000484A805CA3D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33400000484A805CA3D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33400000484A805CA3D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33400000484A805CA3D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33400000484A805CA3D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33400000484A805CA3D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33400000484A805CA3D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33400000484A805CA3D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33400000484A805CA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8T18:14:57.425639494</dc:date>
    <meta:editing-duration>P2DT1H9M34S</meta:editing-duration>
    <meta:editing-cycles>17</meta:editing-cycles>
    <meta:generator>LibreOffice/7.6.7.2$Linux_X86_64 LibreOffice_project/60$Build-2</meta:generator>
    <meta:print-date>2024-08-18T18:13:49.138856267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